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7. (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8. Activitats no avaluables 01 (Semipresencial)</text:span></text:p>
      <text:list xml:id="list2776263124" text:style-name="WWNum2">
        <text:list-item>
          <text:p text:style-name="P24"><text:bookmark text:name="_dbh0n1vac4c8"/>Activitat 01</text:p>
        </text:list-item>
      </text:list>
      <text:p text:style-name="Standard">Revisa els exemples del 07 al 09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3274444111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2">Revisar les seues vistes.</text:p>
        </text:list-item>
        <text:list-item>
          <text:p text:style-name="P22">Revisa els controladors Web (normals i l'API Rest).</text:p>
        </text:list-item>
        <text:list-item>
          <text:p text:style-name="P23">Prova l’exemple que utilitza dependències externes amb la biblioteca <text:a xlink:type="simple" xlink:href="https://pypi.org/project/pyBarcode/" text:style-name="ListLabel_20_10" text:visited-style-name="ListLabel_20_10"><text:span text:style-name="T17">https://pypi.org/project/pyBarcode/</text:span></text:a>.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7" meta:word-count="190" meta:character-count="1267" meta:non-whitespace-character-count="1103"/>
    <meta:generator>LibreOfficeDev/6.0.5.2$Linux_X86_64 LibreOffice_project/</meta:generator>
  </office:meta>
</office:document-meta>
</file>